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5.22cm" style:use-optimal-column-width="false"/>
    </style:style>
    <style:style style:name="co2" style:family="table-column">
      <style:table-column-properties style:column-width="70.716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37.981cm" style:use-optimal-row-height="false"/>
    </style:style>
    <style:style style:name="ce1" style:family="table-cell">
      <loext:graphic-properties draw:textarea-vertical-align="middle" style:writing-mode="rl-tb"/>
      <style:paragraph-properties fo:margin-left="1.499cm" fo:margin-right="1.499cm" fo:margin-top="1.499cm" fo:margin-bottom="1.499cm" fo:text-align="justify" fo:text-indent="0cm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499cm" fo:margin-right="1.499cm" fo:margin-top="1.499cm" fo:margin-bottom="1.499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5.935cm" svg:height="208.995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ہیں علیؑ کے اٹھارہ ہی بیٹے علیؑ<text:line-break/>پر سبھی میں علمدار عباسؑ ہے</text:p>
              </table:table-cell>
              <table:table-cell>
                <text:p text:style-name="P1">داستانِ شجاعت کا داریں میں<text:line-break/>ایک بے مثل کردار عباسؑ ہے</text:p>
              </table:table-cell>
            </table:table-row>
            <table:table-row table:style-name="ro2" table:default-cell-style-name="ce1">
              <table:table-cell>
                <text:p text:style-name="P1">پیار ہے مصطفی کا حسینؑ و حسنؑ<text:line-break/>اور حسنینؑ کا پیار عباسؑ ہے</text:p>
              </table:table-cell>
              <table:table-cell>
                <text:p text:style-name="P1">ان کے لہجے میں ہاشم کی حشمت بھی ہے<text:line-break/>ان کے تیور میں حمزہ کی ہیبت بھی ہے<text:line-break/>ہر ادا ان کی عمران کا عکس ہے<text:line-break/>ان کی بازوؤں میں جعفر کی طاقت بھی ہے</text:p>
              </table:table-cell>
            </table:table-row>
            <table:table-row table:style-name="ro2" table:default-cell-style-name="ce1">
              <table:table-cell>
                <text:p text:style-name="P1">جن کے سائے میں اکبرؑ بھی پلتے رہے<text:line-break/>حسن کا ایسا مینار عباسؑ ہے</text:p>
              </table:table-cell>
              <table:table-cell>
                <text:p text:style-name="P1">نقلِ عظمت کا شیریں ثمر ہیں یہی<text:line-break/>عصمتوں کے صدف کے گہر ہیں یہی<text:line-break/>نور کی سدرۃ المنتہیٰ ہیں یہی<text:line-break/>ہاشمی آسماں کے قمر ہیں یہی</text:p>
              </table:table-cell>
            </table:table-row>
            <table:table-row table:style-name="ro2" table:default-cell-style-name="ce1">
              <table:table-cell>
                <text:p text:style-name="P1">جو علیؑ کی شجاعت کا وارث بھی ہے<text:line-break/>ایسا اعلیٰ زمیندار عباسؑ ہے</text:p>
              </table:table-cell>
              <table:table-cell>
                <text:p text:style-name="P1">ہل اَتیٰ اِنَّما کی جو مصداق ہے<text:line-break/>وہ بھی غازی کے آنے کی مشتاق ہے<text:line-break/>عرش سے فرش تک ان کی جاگیر ہے<text:line-break/>ساری مخلوق ان کی گداگیر ہے</text:p>
              </table:table-cell>
            </table:table-row>
            <table:table-row table:style-name="ro2" table:default-cell-style-name="ce1">
              <table:table-cell>
                <text:p text:style-name="P1">وہ دعائیں جو بی بیؑ نے سجدوں میں کیں<text:line-break/>ان دعاؤں کا معیار عباسؑ ہے</text:p>
              </table:table-cell>
              <table:table-cell>
                <text:p text:style-name="P1">صاحبِ تختِ عقل کی غیرت ہے یہ<text:line-break/>اور چراغِ حریمِ شرافت ہے یہ<text:line-break/>دُرِّ شہوار بحرِ سخاوت ہے یہ<text:line-break/>حق تو یہ ہے کہ حق کی حقیقت ہے یہ</text:p>
              </table:table-cell>
            </table:table-row>
            <table:table-row table:style-name="ro2" table:default-cell-style-name="ce1">
              <table:table-cell>
                <text:p text:style-name="P1">تم سے ملنے لحد میں علیؑ آئیں گے<text:line-break/>بولو تنہائی میں اور کیا چاہیے</text:p>
              </table:table-cell>
              <table:table-cell>
                <text:p text:style-name="P1">قبر کیا ہے اندھیرا سا گھر ہے جہاں<text:line-break/>معرفت کے سوا کوئی سپنا نہیں<text:line-break/>وہ بہت ہی اندھیری جگہ ہے وہاں<text:line-break/>کوئی یاور نہیں کوئی اپنا نہیں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35.941cm" fo:page-height="208.99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3T08:15:39.845483100</meta:creation-date>
    <dc:date>2026-01-23T08:18:42.504480400</dc:date>
    <meta:editing-duration>PT3M3S</meta:editing-duration>
    <meta:editing-cycles>1</meta:editing-cycles>
    <meta:document-statistic meta:object-count="1"/>
    <meta:generator>LibreOffice/25.8.4.2$Windows_X86_64 LibreOffice_project/290daaa01b999472f0c7a3890eb6a550fd74c6df</meta:generator>
  </office:meta>
</office:document-meta>
</file>